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>F</mi>
          <mi mathvariant="italic">grav</mi>
        </msub>
        <mo stretchy="false">=</mo>
        <mrow>
          <mo stretchy="false">−</mo>
          <mi>m</mi>
        </mrow>
      </mrow>
      <mo stretchy="false">∇</mo>
      <mi mathvariant="normal">Φ</mi>
      <mrow>
        <mo fence="true" form="prefix" stretchy="false">(</mo>
        <mrow>
          <mover accent="true">
            <mi>x</mi>
            <mo stretchy="false">⃗</mo>
          </mover>
        </mrow>
        <mo fence="true" form="postfix" stretchy="false">)</mo>
      </mrow>
    </mrow>
    <annotation encoding="StarMath 5.0">F_grav = -m nabla %PHI( vec x )</annotation>
  </semantics>
</math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3T14:30:44.868602421</meta:creation-date>
    <meta:generator>LibreOffice/7.1.3.2$Linux_X86_64 LibreOffice_project/12a8e3cbd24a3757385a302d290655d4f3c7ebf1</meta:generator>
  </office:meta>
</office:document-meta>
</file>